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.1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4.19mm"/>
    </style:style>
    <style:style style:name="co4" style:family="table-column">
      <style:table-column-properties fo:break-before="auto" style:column-width="59.35mm"/>
    </style:style>
    <style:style style:name="co5" style:family="table-column">
      <style:table-column-properties fo:break-before="auto" style:column-width="35.95mm"/>
    </style:style>
    <style:style style:name="co6" style:family="table-column">
      <style:table-column-properties fo:break-before="auto" style:column-width="110.9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808080"/>
      <style:text-properties fo:color="#ffffff" style:text-underline-style="none" fo:font-weight="bold" style:font-weight-asian="bold" style:font-weight-complex="bold"/>
    </style:style>
    <style:style style:name="ce4" style:family="table-cell" style:parent-style-name="Default">
      <style:table-cell-properties fo:background-color="#dddddd"/>
      <style:text-properties style:text-underline-style="none"/>
    </style:style>
    <style:style style:name="ce5" style:family="table-cell" style:parent-style-name="Default">
      <style:text-properties style:text-underline-style="none"/>
    </style:style>
    <style:style style:name="ce6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ce5"/>
        <table:table-column table:style-name="co1" table:default-cell-style-name="Default"/>
        <table:table-column table:style-name="co2" table:number-columns-repeated="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ce8"/>
        <table:table-column table:style-name="co6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developer</text:p>
          </table:table-cell>
          <table:table-cell table:style-name="ce1" office:value-type="string" calcext:value-type="string">
            <text:p>Nam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generation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logo_svg</text:p>
          </table:table-cell>
          <table:table-cell table:style-name="ce1" office:value-type="string" calcext:value-type="string">
            <text:p>logo_png</text:p>
          </table:table-cell>
          <table:table-cell table:style-name="ce6" office:value-type="string" calcext:value-type="string">
            <text:p>handheld</text:p>
          </table:table-cell>
          <table:table-cell table:style-name="ce1" office:value-type="string" calcext:value-type="string">
            <text:p>wikipedia_url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 calcext:value-type="string">
            <text:p>3do</text:p>
          </table:table-cell>
          <table:table-cell table:style-name="ce4" office:value-type="string" calcext:value-type="string">
            <text:p>Panasonic</text:p>
          </table:table-cell>
          <table:table-cell table:style-name="ce2" office:value-type="string" calcext:value-type="string">
            <text:p>3DO Interactive Multiplayer</text:p>
          </table:table-cell>
          <table:table-cell table:style-name="ce7" office:value-type="float" office:value="1993" calcext:value-type="float">
            <text:p>1993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https://upload.wikimedia.org/wikipedia/commons/thumb/5/56/3DO-FZ1-Console-Set.jpg/800px-3DO-FZ1-Console-Set.jp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https://upload.wikimedia.org/wikipedia/en/4/4d/3DO_Interactive_Multiplayer_logo.png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https://en.wikipedia.org/wiki/3DO_Interactive_Multiplayer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ari-7800</text:p>
          </table:table-cell>
          <table:table-cell table:style-name="ce4" office:value-type="string" calcext:value-type="string">
            <text:p>Atari</text:p>
          </table:table-cell>
          <table:table-cell table:style-name="ce2" office:value-type="string" calcext:value-type="string">
            <text:p>Atari 7800</text:p>
          </table:table-cell>
          <table:table-cell table:style-name="ce7" office:value-type="float" office:value="1986" calcext:value-type="float">
            <text:p>1986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string" calcext:value-type="string">
            <text:p>https://upload.wikimedia.org/wikipedia/commons/thumb/e/e8/Atari-7800-Console-Set.jpg/800px-Atari-7800-Console-Set.jp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https://www.loveroms.com/assets/img/consoles/logos/atari-7800.png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https://en.wikipedia.org/wiki/Atari_7800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tari-jaguar</text:p>
          </table:table-cell>
          <table:table-cell table:style-name="ce4" office:value-type="string" calcext:value-type="string">
            <text:p>Atari</text:p>
          </table:table-cell>
          <table:table-cell table:style-name="ce2" office:value-type="string" calcext:value-type="string">
            <text:p>Atari Jaguar</text:p>
          </table:table-cell>
          <table:table-cell table:style-name="ce7" office:value-type="float" office:value="1993" calcext:value-type="float">
            <text:p>1993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https://upload.wikimedia.org/wikipedia/commons/thumb/b/b3/Atari-Jaguar-CD-wPro-Controller.jpg/800px-Atari-Jaguar-CD-wPro-Controller.jpg</text:p>
          </table:table-cell>
          <table:table-cell table:style-name="ce2" office:value-type="string" calcext:value-type="string">
            <text:p>http://vignette2.wikia.nocookie.net/vsrecommendedgames/images/f/f4/Atari_Jaguar_logo.svg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https://en.wikipedia.org/wiki/Atari_Jaguar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tari-lynx</text:p>
          </table:table-cell>
          <table:table-cell office:value-type="string" calcext:value-type="string">
            <text:p>Atari</text:p>
          </table:table-cell>
          <table:table-cell office:value-type="string" calcext:value-type="string">
            <text:p>Atari Lynx</text:p>
          </table:table-cell>
          <table:table-cell office:value-type="float" office:value="1989" calcext:value-type="float">
            <text:p>19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thumb/d/d6/Atari-Lynx-I-Handheld.jpg/800px-Atari-Lynx-I-Handheld.jpg</text:p>
          </table:table-cell>
          <table:table-cell office:value-type="string" calcext:value-type="string">
            <text:p>http://games.stpe.se/images/platform_lynx_logo.sv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Atari_Lyn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d-i</text:p>
          </table:table-cell>
          <table:table-cell office:value-type="string" calcext:value-type="string">
            <text:p>Philips</text:p>
          </table:table-cell>
          <table:table-cell office:value-type="string" calcext:value-type="string">
            <text:p>CD-i</text:p>
          </table:table-cell>
          <table:table-cell office:value-type="float" office:value="1991" calcext:value-type="float">
            <text:p>19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thumb/b/b0/Philips-CDi-220-wController-FL.jpg/800px-Philips-CDi-220-wController-FL.jpg</text:p>
          </table:table-cell>
          <table:table-cell office:value-type="string" calcext:value-type="string">
            <text:p>https://upload.wikimedia.org/wikipedia/en/a/a0/CDIlogo.sv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Philips_CD-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eamcast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Dreamcast</text:p>
          </table:table-cell>
          <table:table-cell office:value-type="float" office:value="1998" calcext:value-type="float">
            <text:p>19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upload.wikimedia.org/wikipedia/commons/thumb/8/81/Dreamcast-Console-Set.jpg/800px-Dreamcast-Console-Set.jpg</text:p>
          </table:table-cell>
          <table:table-cell office:value-type="string" calcext:value-type="string">
            <text:p>https://upload.wikimedia.org/wikipedia/commons/7/7e/Dreamcast_logo.sv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Dreamcas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ame-boy</text:p>
          </table:table-cell>
          <table:table-cell table:style-name="ce4" office:value-type="string" calcext:value-type="string">
            <text:p>Nintendo</text:p>
          </table:table-cell>
          <table:table-cell table:style-name="ce2" office:value-type="string" calcext:value-type="string">
            <text:p>Game Boy</text:p>
          </table:table-cell>
          <table:table-cell table:style-name="ce7" office:value-type="float" office:value="1989" calcext:value-type="float">
            <text:p>1989</text:p>
          </table:table-cell>
          <table:table-cell table:style-name="ce7" office:value-type="float" office:value="4" calcext:value-type="float">
            <text:p>4</text:p>
          </table:table-cell>
          <table:table-cell table:style-name="ce2" office:value-type="string" calcext:value-type="string">
            <text:p>https://upload.wikimedia.org/wikipedia/commons/thumb/f/f4/Game-Boy-FL.jpg/494px-Game-Boy-FL.jpg</text:p>
          </table:table-cell>
          <table:table-cell table:style-name="ce2" office:value-type="string" calcext:value-type="string">
            <text:p>https://upload.wikimedia.org/wikipedia/commons/3/39/Gameboy_logo.svg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https://en.wikipedia.org/wiki/Game_Boy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game-boy-advance</text:p>
          </table:table-cell>
          <table:table-cell table:style-name="ce4" office:value-type="string" calcext:value-type="string">
            <text:p>Nintendo</text:p>
          </table:table-cell>
          <table:table-cell table:style-name="ce2" office:value-type="string" calcext:value-type="string">
            <text:p>Game Boy Advance</text:p>
          </table:table-cell>
          <table:table-cell table:style-name="ce7" office:value-type="float" office:value="2001" calcext:value-type="float">
            <text:p>2001</text:p>
          </table:table-cell>
          <table:table-cell table:style-name="ce7" office:value-type="float" office:value="6" calcext:value-type="float">
            <text:p>6</text:p>
          </table:table-cell>
          <table:table-cell table:style-name="ce2" office:value-type="string" calcext:value-type="string">
            <text:p>https://upload.wikimedia.org/wikipedia/commons/7/7d/Nintendo-Game-Boy-Advance-Purple-FL.jpg</text:p>
          </table:table-cell>
          <table:table-cell table:style-name="ce2" office:value-type="string" calcext:value-type="string">
            <text:p>https://upload.wikimedia.org/wikipedia/commons/8/8a/Gameboy_advance_logo.svg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https://en.wikipedia.org/wiki/Game_Boy_Advance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game-boy-color</text:p>
          </table:table-cell>
          <table:table-cell table:style-name="ce4" office:value-type="string" calcext:value-type="string">
            <text:p>Nintendo</text:p>
          </table:table-cell>
          <table:table-cell table:style-name="ce2" office:value-type="string" calcext:value-type="string">
            <text:p>Game Boy Color</text:p>
          </table:table-cell>
          <table:table-cell table:style-name="ce7" office:value-type="float" office:value="1998" calcext:value-type="float">
            <text:p>1998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https://upload.wikimedia.org/wikipedia/commons/thumb/7/76/Nintendo-Game-Boy-Color-FL.jpg/441px-Nintendo-Game-Boy-Color-FL.jpg</text:p>
          </table:table-cell>
          <table:table-cell table:style-name="ce2" office:value-type="string" calcext:value-type="string">
            <text:p>https://upload.wikimedia.org/wikipedia/commons/c/c5/Game_Boy_Color_logo.svg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https://en.wikipedia.org/wiki/Game_Boy_Color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game-gear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Game Gear</text:p>
          </table:table-cell>
          <table:table-cell office:value-type="float" office:value="1990" calcext:value-type="float">
            <text:p>19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thumb/1/18/Game-Gear-Handheld.jpg/800px-Game-Gear-Handheld.jp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upload.wikimedia.org/wikipedia/commons/thumb/4/41/Game_gear_us-jp_logo.svg/2000px-Game_gear_us-jp_logo.svg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Game_G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mecube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GameCube</text:p>
          </table:table-cell>
          <table:table-cell office:value-type="float" office:value="2001" calcext:value-type="float">
            <text:p>20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upload.wikimedia.org/wikipedia/commons/thumb/d/d1/GameCube-Set.jpg/800px-GameCube-Set.jpg</text:p>
          </table:table-cell>
          <table:table-cell office:value-type="string" calcext:value-type="string">
            <text:p>https://upload.wikimedia.org/wikipedia/en/e/e6/Nintendo_Gamecube_Logo.sv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GameCub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nesis-nomad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Nomad</text:p>
          </table:table-cell>
          <table:table-cell office:value-type="float" office:value="1995" calcext:value-type="float">
            <text:p>19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upload.wikimedia.org/wikipedia/commons/thumb/d/d8/Sega-Nomad-Front.jpg/800px-Sega-Nomad-Front.jpg</text:p>
          </table:table-cell>
          <table:table-cell office:value-type="string" calcext:value-type="string">
            <text:p>https://upload.wikimedia.org/wikipedia/en/2/2b/Sega_Nomad.sv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Genesis_Nomad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aster-system</text:p>
          </table:table-cell>
          <table:table-cell table:style-name="ce4" office:value-type="string" calcext:value-type="string">
            <text:p>Sega</text:p>
          </table:table-cell>
          <table:table-cell table:style-name="ce2" office:value-type="string" calcext:value-type="string">
            <text:p>Master System</text:p>
          </table:table-cell>
          <table:table-cell table:style-name="ce7" office:value-type="float" office:value="1985" calcext:value-type="float">
            <text:p>1985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string" calcext:value-type="string">
            <text:p>https://upload.wikimedia.org/wikipedia/commons/thumb/8/88/Sega-Master-System-Set.jpg/800px-Sega-Master-System-Set.jp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https://upload.wikimedia.org/wikipedia/commons/3/3e/Sega-master-system-logo.png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https://en.wikipedia.org/wiki/Master_System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mega-drive</text:p>
          </table:table-cell>
          <table:table-cell table:style-name="ce4" office:value-type="string" calcext:value-type="string">
            <text:p>Sega</text:p>
          </table:table-cell>
          <table:table-cell table:style-name="ce2" office:value-type="string" calcext:value-type="string">
            <text:p>Mega Drive</text:p>
          </table:table-cell>
          <table:table-cell table:style-name="ce7" office:value-type="float" office:value="1988" calcext:value-type="float">
            <text:p>1988</text:p>
          </table:table-cell>
          <table:table-cell table:style-name="ce7" office:value-type="float" office:value="4" calcext:value-type="float">
            <text:p>4</text:p>
          </table:table-cell>
          <table:table-cell table:style-name="ce2" office:value-type="string" calcext:value-type="string">
            <text:p>https://upload.wikimedia.org/wikipedia/commons/thumb/a/a1/Sega-Mega-Drive-JP-Mk1-Console-Set.jpg/800px-Sega-Mega-Drive-JP-Mk1-Console-Set.jp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http://i.imgur.com/4xXy7Gb.png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https://en.wikipedia.org/wiki/Sega_Genesis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neo-geo</text:p>
          </table:table-cell>
          <table:table-cell table:style-name="ce4" office:value-type="string" calcext:value-type="string">
            <text:p>SNK</text:p>
          </table:table-cell>
          <table:table-cell table:style-name="ce2" office:value-type="string" calcext:value-type="string">
            <text:p>Neo Geo</text:p>
          </table:table-cell>
          <table:table-cell table:style-name="ce7" office:value-type="float" office:value="1990" calcext:value-type="float">
            <text:p>1990</text:p>
          </table:table-cell>
          <table:table-cell table:style-name="ce7" office:value-type="float" office:value="4" calcext:value-type="float">
            <text:p>4</text:p>
          </table:table-cell>
          <table:table-cell table:style-name="ce2" office:value-type="string" calcext:value-type="string">
            <text:p>https://upload.wikimedia.org/wikipedia/commons/thumb/7/72/Neo-Geo-AES-Console-Set.jpg/800px-Neo-Geo-AES-Console-Set.jpg</text:p>
          </table:table-cell>
          <table:table-cell table:style-name="ce2" office:value-type="string" calcext:value-type="string">
            <text:p>https://upload.wikimedia.org/wikipedia/commons/0/00/Neogeo-logo.svg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https://en.wikipedia.org/wiki/Neo_Geo_(system)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neo-geo-cd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Neo Geo CD</text:p>
          </table:table-cell>
          <table:table-cell office:value-type="float" office:value="1994" calcext:value-type="float">
            <text:p>19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upload.wikimedia.org/wikipedia/commons/thumb/a/a2/Neo-Geo-CD-TopLoader-wController-FL.jpg/800px-Neo-Geo-CD-TopLoader-wController-FL.jpg</text:p>
          </table:table-cell>
          <table:table-cell office:value-type="string" calcext:value-type="string">
            <text:p>http://vignette3.wikia.nocookie.net/vsrecommendedgames/images/d/da/Neo_Geo_CD_logo.sv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Neo_Geo_C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o-geo-pocket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Neo Geo Pocket</text:p>
          </table:table-cell>
          <table:table-cell office:value-type="float" office:value="1998" calcext:value-type="float">
            <text:p>19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upload.wikimedia.org/wikipedia/commons/b/be/Neo-Geo-Pocket-Anthra-Left.jp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upload.wikimedia.org/wikipedia/commons/7/71/SNK_NeoGeo_Pocket_logo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Neo_Geo_Pock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o-geo-pocket-color</text:p>
          </table:table-cell>
          <table:table-cell office:value-type="string" calcext:value-type="string">
            <text:p>SNK</text:p>
          </table:table-cell>
          <table:table-cell office:value-type="string" calcext:value-type="string">
            <text:p>Neo Geo Pocket Color</text:p>
          </table:table-cell>
          <table:table-cell office:value-type="float" office:value="1999" calcext:value-type="float">
            <text:p>19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upload.wikimedia.org/wikipedia/commons/thumb/2/22/Neo-Geo-Pocket-Color-Blue-Left.jpg/800px-Neo-Geo-Pocket-Color-Blue-Left.jpg</text:p>
          </table:table-cell>
          <table:table-cell office:value-type="string" calcext:value-type="string">
            <text:p>http://vignette2.wikia.nocookie.net/vsrecommendedgames/images/5/55/Neo_Geo_Pocket_Color_logo.sv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Neo_Geo_Pocket_Colo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es</text:p>
          </table:table-cell>
          <table:table-cell table:style-name="ce4" office:value-type="string" calcext:value-type="string">
            <text:p>Nintendo</text:p>
          </table:table-cell>
          <table:table-cell table:style-name="ce2" office:value-type="string" calcext:value-type="string">
            <text:p>NES</text:p>
          </table:table-cell>
          <table:table-cell table:style-name="ce7" office:value-type="float" office:value="1983" calcext:value-type="float">
            <text:p>1983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string" calcext:value-type="string">
            <text:p>https://upload.wikimedia.org/wikipedia/commons/thumb/8/82/NES-Console-Set.jpg/800px-NES-Console-Set.jp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https://upload.wikimedia.org/wikipedia/commons/0/0d/NES_logo.svg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https://en.wikipedia.org/wiki/Nintendo_Entertainment_System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nintendo-64</text:p>
          </table:table-cell>
          <table:table-cell table:style-name="ce4" office:value-type="string" calcext:value-type="string">
            <text:p>Nintendo</text:p>
          </table:table-cell>
          <table:table-cell table:style-name="ce2" office:value-type="string" calcext:value-type="string">
            <text:p>Nintendo 64</text:p>
          </table:table-cell>
          <table:table-cell table:style-name="ce7" office:value-type="float" office:value="1996" calcext:value-type="float">
            <text:p>1996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https://upload.wikimedia.org/wikipedia/commons/thumb/1/11/N64-Console-Set.jpg/800px-N64-Console-Set.jpg</text:p>
          </table:table-cell>
          <table:table-cell table:style-name="ce2" office:value-type="string" calcext:value-type="string">
            <text:p>https://upload.wikimedia.org/wikipedia/en/0/04/Nintendo_64_Logo.svg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https://en.wikipedia.org/wiki/Nintendo_64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playstation</text:p>
          </table:table-cell>
          <table:table-cell table:style-name="ce4" office:value-type="string" calcext:value-type="string">
            <text:p>Sony</text:p>
          </table:table-cell>
          <table:table-cell table:style-name="ce2" office:value-type="string" calcext:value-type="string">
            <text:p>PlayStation</text:p>
          </table:table-cell>
          <table:table-cell table:style-name="ce7" office:value-type="float" office:value="1994" calcext:value-type="float">
            <text:p>1994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https://upload.wikimedia.org/wikipedia/commons/thumb/3/39/PSX-Console-wController.jpg/800px-PSX-Console-wController.jpg</text:p>
          </table:table-cell>
          <table:table-cell table:style-name="ce2" office:value-type="string" calcext:value-type="string">
            <text:p>https://upload.wikimedia.org/wikipedia/commons/4/4e/Playstation_logo_colour.svg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https://en.wikipedia.org/wiki/PlayStation_(console)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playstation-2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PlayStation 2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upload.wikimedia.org/wikipedia/commons/thumb/1/1c/PS2-Versions.jpg/677px-PS2-Versions.jpg</text:p>
          </table:table-cell>
          <table:table-cell office:value-type="string" calcext:value-type="string">
            <text:p>https://upload.wikimedia.org/wikipedia/commons/7/76/PlayStation_2_logo.sv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PlayStation_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aystation-3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PlayStation 3</text:p>
          </table:table-cell>
          <table:table-cell office:value-type="float" office:value="2006" calcext:value-type="float">
            <text:p>20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upload.wikimedia.org/wikipedia/commons/thumb/d/d3/PS3Versions.png/657px-PS3Versions.png</text:p>
          </table:table-cell>
          <table:table-cell office:value-type="string" calcext:value-type="string">
            <text:p>https://upload.wikimedia.org/wikipedia/commons/c/c7/PLAYSTATION_3_logo.sv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PlayStation_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aystation-4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PlayStation 4</text:p>
          </table:table-cell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upload.wikimedia.org/wikipedia/commons/thumb/7/7e/PS4-Console-wDS4.jpg/800px-PS4-Console-wDS4.jpg</text:p>
          </table:table-cell>
          <table:table-cell office:value-type="string" calcext:value-type="string">
            <text:p>https://upload.wikimedia.org/wikipedia/commons/8/87/PlayStation_4_logo_and_wordmark.sv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PlayStation_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aystation-portable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PlayStation Portable</text:p>
          </table:table-cell>
          <table:table-cell office:value-type="float" office:value="2004" calcext:value-type="float">
            <text:p>20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upload.wikimedia.org/wikipedia/commons/thumb/4/46/Psp-1000.jpg/800px-Psp-1000.jpg</text:p>
          </table:table-cell>
          <table:table-cell office:value-type="string" calcext:value-type="string">
            <text:p>https://upload.wikimedia.org/wikipedia/commons/0/0e/PSP_Logo.sv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PlayStation_Port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laystation-vita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PlayStation Vita</text:p>
          </table:table-cell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commons.wikimedia.org/wiki/File:PlayStation-Vita-1101-FL.jpg</text:p>
          </table:table-cell>
          <table:table-cell office:value-type="string" calcext:value-type="string">
            <text:p>https://upload.wikimedia.org/wikipedia/commons/d/df/PlayStation_Vita_logo_SVG.sv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n.wikipedia.org/wiki/PlayStation_Vita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ocketstation</text:p>
          </table:table-cell>
          <table:table-cell table:style-name="ce4" office:value-type="string" calcext:value-type="string">
            <text:p>Sony</text:p>
          </table:table-cell>
          <table:table-cell table:style-name="ce2" office:value-type="string" calcext:value-type="string">
            <text:p>Pocketstation</text:p>
          </table:table-cell>
          <table:table-cell table:style-name="ce7" office:value-type="float" office:value="1999" calcext:value-type="float">
            <text:p>1999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https://upload.wikimedia.org/wikipedia/commons/thumb/c/cc/Sony-PocketStation.jpg/405px-Sony-PocketStation.jpg</text:p>
          </table:table-cell>
          <table:table-cell table:style-name="ce2" office:value-type="string" calcext:value-type="string">
            <text:p>https://upload.wikimedia.org/wikipedia/commons/8/8f/PocketStation_logo.svg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https://en.wikipedia.org/wiki/PocketStation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sega-32x</text:p>
          </table:table-cell>
          <table:table-cell table:style-name="ce4" office:value-type="string" calcext:value-type="string">
            <text:p>Sega</text:p>
          </table:table-cell>
          <table:table-cell table:style-name="ce2" office:value-type="string" calcext:value-type="string">
            <text:p>Sega 32X</text:p>
          </table:table-cell>
          <table:table-cell table:style-name="ce7" office:value-type="float" office:value="1994" calcext:value-type="float">
            <text:p>1994</text:p>
          </table:table-cell>
          <table:table-cell table:style-name="ce7" office:value-type="float" office:value="4" calcext:value-type="float">
            <text:p>4</text:p>
          </table:table-cell>
          <table:table-cell table:style-name="ce2" office:value-type="string" calcext:value-type="string">
            <text:p>https://upload.wikimedia.org/wikipedia/commons/thumb/a/a0/Sega-Genesis-Model2-32X.jpg/754px-Sega-Genesis-Model2-32X.jpg</text:p>
          </table:table-cell>
          <table:table-cell table:style-name="ce2" office:value-type="string" calcext:value-type="string">
            <text:p>http://vignette1.wikia.nocookie.net/vsrecommendedgames/images/c/ce/Sega_32X_logo_USA.svg/revision/latest?cb=20150812105753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https://en.wikipedia.org/wiki/32X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mega-cd</text:p>
          </table:table-cell>
          <table:table-cell table:style-name="ce4" office:value-type="string" calcext:value-type="string">
            <text:p>Sega</text:p>
          </table:table-cell>
          <table:table-cell table:style-name="ce2" office:value-type="string" calcext:value-type="string">
            <text:p>Mega CD</text:p>
          </table:table-cell>
          <table:table-cell table:style-name="ce7" office:value-type="float" office:value="1992" calcext:value-type="float">
            <text:p>1992</text:p>
          </table:table-cell>
          <table:table-cell table:style-name="ce7" office:value-type="float" office:value="4" calcext:value-type="float">
            <text:p>4</text:p>
          </table:table-cell>
          <table:table-cell table:style-name="ce2" office:value-type="string" calcext:value-type="string">
            <text:p>https://upload.wikimedia.org/wikipedia/commons/thumb/8/81/Sega-CD-Model2-Set.jpg/800px-Sega-CD-Model2-Set.jp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http://vignette2.wikia.nocookie.net/logopedia/images/d/da/Sega_CD_logo_(USA).png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https://en.wikipedia.org/wiki/Sega_CD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sega-saturn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ega Saturn</text:p>
          </table:table-cell>
          <table:table-cell office:value-type="float" office:value="1994" calcext:value-type="float">
            <text:p>19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upload.wikimedia.org/wikipedia/commons/thumb/a/a8/Sega-Saturn-Console-Set-Mk1.jpg/800px-Sega-Saturn-Console-Set-Mk1.jp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i.imgur.com/yRkFh7l.jp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en.wikipedia.org/wiki/Sega_Satur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g-1000</text:p>
          </table:table-cell>
          <table:table-cell office:value-type="string" calcext:value-type="string">
            <text:p>Sega</text:p>
          </table:table-cell>
          <table:table-cell office:value-type="string" calcext:value-type="string">
            <text:p>SG-1000</text:p>
          </table:table-cell>
          <table:table-cell office:value-type="float" office:value="1983" calcext:value-type="float">
            <text:p>19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upload.wikimedia.org/wikipedia/commons/thumb/7/7b/Sega-SG-1000-Console-Set.jpg/800px-Sega-SG-1000-Console-Set.jpg</text:p>
          </table:table-cell>
          <table:table-cell office:value-type="string" calcext:value-type="string">
            <text:p>http://www.segaretro.org/images/3/39/SG-1000_logo.sv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SG-100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per-nes</text:p>
          </table:table-cell>
          <table:table-cell table:style-name="ce4" office:value-type="string" calcext:value-type="string">
            <text:p>Nintendo</text:p>
          </table:table-cell>
          <table:table-cell table:style-name="ce2" office:value-type="string" calcext:value-type="string">
            <text:p>Super NES</text:p>
          </table:table-cell>
          <table:table-cell table:style-name="ce7" office:value-type="float" office:value="1990" calcext:value-type="float">
            <text:p>1990</text:p>
          </table:table-cell>
          <table:table-cell table:style-name="ce7" office:value-type="float" office:value="4" calcext:value-type="float">
            <text:p>4</text:p>
          </table:table-cell>
          <table:table-cell table:style-name="ce2" office:value-type="string" calcext:value-type="string">
            <text:p>https://upload.wikimedia.org/wikipedia/commons/thumb/e/ee/Nintendo-Super-Famicom-Set-FL.jpg/800px-Nintendo-Super-Famicom-Set-FL.jpg</text:p>
          </table:table-cell>
          <table:table-cell table:style-name="ce2" office:value-type="string" calcext:value-type="string">
            <text:p>https://upload.wikimedia.org/wikipedia/commons/2/2c/SNES_logo.svg</text:p>
          </table:table-cell>
          <table:table-cell table:style-name="ce2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https://en.wikipedia.org/wiki/Super_Nintendo_Entertainment_System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turboexpress</text:p>
          </table:table-cell>
          <table:table-cell table:style-name="ce4" office:value-type="string" calcext:value-type="string">
            <text:p>NEC</text:p>
          </table:table-cell>
          <table:table-cell table:style-name="ce2" office:value-type="string" calcext:value-type="string">
            <text:p>TurboExpress</text:p>
          </table:table-cell>
          <table:table-cell table:style-name="ce7" office:value-type="float" office:value="1990" calcext:value-type="float">
            <text:p>1990</text:p>
          </table:table-cell>
          <table:table-cell table:style-name="ce7" office:value-type="float" office:value="4" calcext:value-type="float">
            <text:p>4</text:p>
          </table:table-cell>
          <table:table-cell table:style-name="ce2" office:value-type="string" calcext:value-type="string">
            <text:p>https://upload.wikimedia.org/wikipedia/commons/thumb/0/0e/TurboExpress-Front.jpg/374px-TurboExpress-Front.jp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http://i.imgur.com/SvbdquX.jpg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https://en.wikipedia.org/wiki/TurboExpress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turbografx-16</text:p>
          </table:table-cell>
          <table:table-cell table:style-name="ce4" office:value-type="string" calcext:value-type="string">
            <text:p>NEC</text:p>
          </table:table-cell>
          <table:table-cell table:style-name="ce2" office:value-type="string" calcext:value-type="string">
            <text:p>TurboGrafx-16</text:p>
          </table:table-cell>
          <table:table-cell table:style-name="ce7" office:value-type="float" office:value="1987" calcext:value-type="float">
            <text:p>1987</text:p>
          </table:table-cell>
          <table:table-cell table:style-name="ce7" office:value-type="float" office:value="4" calcext:value-type="float">
            <text:p>4</text:p>
          </table:table-cell>
          <table:table-cell table:style-name="ce2" office:value-type="string" calcext:value-type="string">
            <text:p>https://upload.wikimedia.org/wikipedia/commons/thumb/d/d0/TurboGrafx16-Console-Set.jpg/800px-TurboGrafx16-Console-Set.jp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http://i.imgur.com/SvbdquX.jpg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https://en.wikipedia.org/wiki/TurboGrafx-16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virtual-boy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Virtual Boy</text:p>
          </table:table-cell>
          <table:table-cell office:value-type="float" office:value="1995" calcext:value-type="float">
            <text:p>19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upload.wikimedia.org/wikipedia/commons/thumb/4/44/Virtual-Boy-Set.jpg/472px-Virtual-Boy-Set.jpg</text:p>
          </table:table-cell>
          <table:table-cell office:value-type="string" calcext:value-type="string">
            <text:p>https://upload.wikimedia.org/wikipedia/commons/9/96/Virtualboy_logo.sv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Virtual_Bo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i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Wii</text:p>
          </table:table-cell>
          <table:table-cell office:value-type="float" office:value="2006" calcext:value-type="float">
            <text:p>20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upload.wikimedia.org/wikipedia/commons/thumb/1/14/Wii-console.jpg/600px-Wii-console.jpg</text:p>
          </table:table-cell>
          <table:table-cell office:value-type="string" calcext:value-type="string">
            <text:p>https://upload.wikimedia.org/wikipedia/commons/b/bc/Wii.sv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Wi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ii-u</text:p>
          </table:table-cell>
          <table:table-cell office:value-type="string" calcext:value-type="string">
            <text:p>Nintendo</text:p>
          </table:table-cell>
          <table:table-cell office:value-type="string" calcext:value-type="string">
            <text:p>Wii U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upload.wikimedia.org/wikipedia/commons/thumb/4/4a/Wii_U_Console_and_Gamepad.png/800px-Wii_U_Console_and_Gamepad.png</text:p>
          </table:table-cell>
          <table:table-cell office:value-type="string" calcext:value-type="string">
            <text:p>https://upload.wikimedia.org/wikipedia/commons/7/7e/WiiU.sv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Wii_U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onderswan</text:p>
          </table:table-cell>
          <table:table-cell table:style-name="ce4" office:value-type="string" calcext:value-type="string">
            <text:p>Bandai</text:p>
          </table:table-cell>
          <table:table-cell table:style-name="ce2" office:value-type="string" calcext:value-type="string">
            <text:p>WonderSwan</text:p>
          </table:table-cell>
          <table:table-cell table:style-name="ce7" office:value-type="float" office:value="1999" calcext:value-type="float">
            <text:p>1999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https://upload.wikimedia.org/wikipedia/commons/thumb/2/27/WonderSwan-Black-Left.jpg/800px-WonderSwan-Black-Left.jp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http://vignette1.wikia.nocookie.net/logopedia/images/f/f1/Bandai_WonderSwan_Logo_1.png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https://en.wikipedia.org/wiki/WonderSwan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wonderswan-color</text:p>
          </table:table-cell>
          <table:table-cell table:style-name="ce4" office:value-type="string" calcext:value-type="string">
            <text:p>Bandai</text:p>
          </table:table-cell>
          <table:table-cell table:style-name="ce2" office:value-type="string" calcext:value-type="string">
            <text:p>WonderSwan Color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https://upload.wikimedia.org/wikipedia/commons/thumb/0/0a/WonderSwan-Color-Blue-Left.jpg/800px-WonderSwan-Color-Blue-Left.jpg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http://vignette2.wikia.nocookie.net/logopedia/images/a/a9/Bandai_WonderSwan_Color_Logo_1.png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https://en.wikipedia.org/wiki/WonderSwan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xbox</text:p>
          </table:table-cell>
          <table:table-cell table:style-name="ce4" office:value-type="string" calcext:value-type="string">
            <text:p>Microsoft</text:p>
          </table:table-cell>
          <table:table-cell table:style-name="ce2" office:value-type="string" calcext:value-type="string">
            <text:p>Xbox</text:p>
          </table:table-cell>
          <table:table-cell table:style-name="ce7" office:value-type="float" office:value="2001" calcext:value-type="float">
            <text:p>2001</text:p>
          </table:table-cell>
          <table:table-cell table:style-name="ce7" office:value-type="float" office:value="6" calcext:value-type="float">
            <text:p>6</text:p>
          </table:table-cell>
          <table:table-cell table:style-name="ce2" office:value-type="string" calcext:value-type="string">
            <text:p>https://upload.wikimedia.org/wikipedia/commons/thumb/4/43/Xbox-console.jpg/800px-Xbox-console.jpg</text:p>
          </table:table-cell>
          <table:table-cell table:style-name="ce2" office:value-type="string" calcext:value-type="string">
            <text:p>https://upload.wikimedia.org/wikipedia/commons/8/8c/XBOX_logo_2012.svg</text:p>
          </table:table-cell>
          <table:table-cell table:style-name="ce2" office:value-type="string" calcext:value-type="string">
            <text:p>https://upload.wikimedia.org/wikipedia/en/2/2a/Xbox_original_logo_black.png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string" calcext:value-type="string">
            <text:p>https://en.wikipedia.org/wiki/Xbox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xbox-360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Xbox 360</text:p>
          </table:table-cell>
          <table:table-cell office:value-type="float" office:value="2005" calcext:value-type="float">
            <text:p>20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ttps://upload.wikimedia.org/wikipedia/commons/thumb/4/40/Xbox-360-Pro-wController.jpg/401px-Xbox-360-Pro-wController.jpg</text:p>
          </table:table-cell>
          <table:table-cell office:value-type="string" calcext:value-type="string">
            <text:p>https://upload.wikimedia.org/wikipedia/en/0/0c/Xbox_360_full_logo.sv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Xbox_3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box-one</text:p>
          </table:table-cell>
          <table:table-cell office:value-type="string" calcext:value-type="string">
            <text:p>Microsoft</text:p>
          </table:table-cell>
          <table:table-cell office:value-type="string" calcext:value-type="string">
            <text:p>Xbox One</text:p>
          </table:table-cell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upload.wikimedia.org/wikipedia/commons/thumb/4/42/Xbox_One_Console_Set.jpg/800px-Xbox_One_Console_Set.jpg</text:p>
          </table:table-cell>
          <table:table-cell office:value-type="string" calcext:value-type="string">
            <text:p>https://upload.wikimedia.org/wikipedia/en/1/11/Xbox_One_logo.sv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ttps://en.wikipedia.org/wiki/Xbox_One</text:p>
          </table:table-cell>
          <table:table-cell table:number-columns-repeated="1014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A1:Hoja1.I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 style:data-style-name="N2" text:time-value="20:17:32.3454461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</meta:initial-creator>
    <meta:creation-date>2017-01-15T20:42:48.085932988</meta:creation-date>
    <dc:date>2017-01-22T21:34:47.015565119</dc:date>
    <dc:creator>pedro </dc:creator>
    <meta:editing-duration>PT28M59S</meta:editing-duration>
    <meta:editing-cycles>8</meta:editing-cycles>
    <meta:generator>LibreOffice/5.0.3.2$Linux_X86_64 LibreOffice_project/00m0$Build-2</meta:generator>
    <meta:document-statistic meta:table-count="1" meta:cell-count="430" meta:object-count="0"/>
  </office:meta>
</office:document-meta>
</file>